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3CEDD454.png" manifest:media-type="image/png"/>
  <manifest:file-entry manifest:full-path="Pictures/1000000100000398000006A0331E258D.png" manifest:media-type="image/png"/>
  <manifest:file-entry manifest:full-path="Pictures/10000001000006ED0000056B1EE6C92E.png" manifest:media-type="image/png"/>
  <manifest:file-entry manifest:full-path="Pictures/1000000100000F00000008708BA4CF79.png" manifest:media-type="image/png"/>
  <manifest:file-entry manifest:full-path="Pictures/10000001000000E1000000E150485C9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6.89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952cm" svg:height="5.952cm" svg:x="0.398cm" svg:y="5.225cm">
          <draw:image xlink:href="Pictures/10000001000000E1000000E150485C9D.png" xlink:type="simple" xlink:show="embed" xlink:actuate="onLoad" draw:mime-type="image/png">
            <text:p/>
          </draw:image>
        </draw:frame>
        <draw:frame draw:style-name="gr1" draw:text-style-name="P1" draw:layer="layout" svg:width="10.804cm" svg:height="6.077cm" svg:x="10.151cm" svg:y="17.145cm">
          <draw:image xlink:href="Pictures/1000000100000F00000008708BA4CF79.png" xlink:type="simple" xlink:show="embed" xlink:actuate="onLoad" draw:mime-type="image/png">
            <text:p/>
          </draw:image>
        </draw:frame>
        <draw:frame draw:style-name="gr1" draw:text-style-name="P1" draw:layer="layout" svg:width="5.682cm" svg:height="4.445cm" svg:x="0cm" svg:y="17.145cm">
          <draw:image xlink:href="Pictures/10000001000006ED0000056B1EE6C92E.png" xlink:type="simple" xlink:show="embed" xlink:actuate="onLoad" draw:mime-type="image/png">
            <text:p/>
          </draw:image>
        </draw:frame>
        <draw:frame draw:style-name="gr1" draw:text-style-name="P1" draw:layer="layout" svg:width="3.797cm" svg:height="7.001cm" svg:x="0.648cm" svg:y="0cm">
          <draw:image xlink:href="Pictures/1000000100000398000006A0331E258D.png" xlink:type="simple" xlink:show="embed" xlink:actuate="onLoad" draw:mime-type="image/png">
            <text:p/>
          </draw:image>
        </draw:frame>
        <draw:frame draw:style-name="gr1" draw:text-style-name="P1" draw:layer="layout" svg:width="5.519cm" svg:height="5.519cm" svg:x="0.398cm" svg:y="10.356cm">
          <draw:image xlink:href="Pictures/1000000100000200000002003CEDD454.png" xlink:type="simple" xlink:show="embed" xlink:actuate="onLoad" draw:mime-type="image/png">
            <text:p/>
          </draw:image>
        </draw:frame>
        <draw:frame draw:style-name="gr1" draw:text-style-name="P1" draw:layer="layout" svg:width="3.797cm" svg:height="7.001cm" svg:x="0.649cm" svg:y="0.001cm">
          <draw:image xlink:href="Pictures/1000000100000398000006A0331E258D.png" xlink:type="simple" xlink:show="embed" xlink:actuate="onLoad" draw:mime-type="image/png">
            <text:p/>
          </draw:image>
        </draw:frame>
        <draw:frame draw:style-name="gr1" draw:text-style-name="P1" draw:layer="layout" svg:width="3.797cm" svg:height="7.001cm" svg:x="0.649cm" svg:y="0.001cm">
          <draw:image xlink:href="Pictures/1000000100000398000006A0331E258D.png" xlink:type="simple" xlink:show="embed" xlink:actuate="onLoad" draw:mime-type="image/png">
            <text:p/>
          </draw:image>
        </draw:frame>
        <draw:frame draw:style-name="gr1" draw:text-style-name="P1" draw:layer="layout" svg:width="3.797cm" svg:height="7.001cm" svg:x="0.65cm" svg:y="0.002cm">
          <draw:image xlink:href="Pictures/1000000100000398000006A0331E258D.png" xlink:type="simple" xlink:show="embed" xlink:actuate="onLoad" draw:mime-type="image/png">
            <text:p/>
          </draw:image>
        </draw:frame>
        <draw:frame draw:style-name="gr2" draw:text-style-name="P2" draw:layer="layout" svg:width="20.32cm" svg:height="17.145cm" svg:x="6.985cm" svg:y="1.27cm">
          <draw:text-box>
            <text:p>Buenas Tardes, Somos el grupo <text:s/>de repartidores del estado de Queretaro, amigos de IIVAN MORALES GARCIA, el repartidor que se accidento el 9 de Mayo bajando pie de la cuesta, necesitamos transpasarlo de hospital ya que debido a las leciones ocacionadas por el percance su vida esta en peligro, no se hicieron responsables y como saben los que trabajamos en DELIVERY no contamos con seguro ni apoyo de ninguna institucion, amigos repartidores y familiares nos unimos para poder recolectar su traslado, todo el dinero recaudado sera dado a la familia MORALES con mucho amor y muestra de solidaridad como Queretanos, nos ponemos a disposicion somos varios, Lavado de Autos 70$ franela nueva, tambien amigos electricistas podemos revisar cualquier falla que tenga, en dado caso de que quieran apoyar la causa a cambio de cualquier moneda amigos programadores ponen a su disposicion lista de Apps de paga TOTALMENTE GRATUTAS POR 2 MESES, legalmente ya que las apps lo autorizan para desarrolladores, tambien por cualquier moneda nos ponemos de acuerdo para crear paginas web privadas de su negocio, estructura y diseño de las mismas totalmente gratis, somos estudiantes de UAQ con estructuras y marketing profecional en Google, Meta gratuitas, Muchos como IVAN estudiamos y mantenemos <text:s/>nuestras familias como repartidores, exelente tarde, y sin problemas pregunten, cada proyeccto tambien nos sirve como estudiantes, QUERETARO UNIDO!!!!! 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8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8cm" fo:margin-bottom="0cm" fo:text-indent="0cm"/>
      <style:text-properties fo:font-size="38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11cm" fo:margin-bottom="0cm" fo:text-indent="0cm"/>
      <style:text-properties fo:font-size="32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3cm" fo:margin-bottom="0cm" fo:text-indent="0cm"/>
      <style:text-properties fo:font-size="27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45cm" svg:height="3.604cm" svg:x="1.397cm" svg:y="0.86cm" presentation:class="title" presentation:placeholder="true">
        <draw:text-box/>
      </draw:frame>
      <draw:frame presentation:style-name="Default-outline1" draw:layer="backgroundobjects" svg:width="25.145cm" svg:height="12.521cm" svg:x="1.397cm" svg:y="5.051cm" presentation:class="outline" presentation:placeholder="true">
        <draw:text-box/>
      </draw:frame>
      <draw:frame presentation:style-name="Mpr1" draw:text-style-name="MP2" draw:layer="backgroundobjects" svg:width="6.509cm" svg:height="1.487cm" svg:x="1.397cm" svg:y="19.66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56cm" svg:height="1.487cm" svg:x="9.555cm" svg:y="19.66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09cm" svg:height="1.487cm" svg:x="20.032cm" svg:y="19.66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7:12:54.269836092</meta:creation-date>
    <dc:date>2024-03-10T18:52:37.428890538</dc:date>
    <meta:editing-duration>PT8M26S</meta:editing-duration>
    <meta:editing-cycles>2</meta:editing-cycles>
    <meta:generator>LibreOffice/24.2.0.3$Linux_X86_64 LibreOffice_project/420$Build-3</meta:generator>
    <meta:document-statistic meta:object-count="32"/>
  </office:meta>
</office:document-meta>
</file>